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nfiguration</text:span></text:p>
      <text:p text:style-name="P1"><text:span text:style-name="T2">Git config</text:span></text:p>
      <text:p text:style-name="P1"><text:span text:style-name="T3">options</text:span></text:p>
      <text:p text:style-name="P1"><text:span text:style-name="T4">–-local – for current repo (in .git/config). Biggest prio.</text:span></text:p>
      <text:p text:style-name="P1"><text:span text:style-name="T5">--global<text:s/></text:span><text:span text:style-name="T6">– for user in OS (in C:\Users\&lt;username&gt;\.gitconfig)</text:span></text:p>
      <text:p text:style-name="P1"><text:span text:style-name="T6">–system -<text:s text:c="2"/>for machine</text:span></text:p>
      <text:p text:style-name="P1"><text:span text:style-name="T7">set to properties<text:s/></text:span><text:span text:style-name="T8">– define value, to read properties – omit &lt;value&gt;</text:span></text:p>
      <text:p text:style-name="P1"><text:span text:style-name="T9">user.name &lt;value&gt;</text:span></text:p>
      <text:p text:style-name="P1"><text:span text:style-name="T9">user.email &lt;value&gt;</text:span></text:p>
      <text:p text:style-name="P1"><text:span text:style-name="T9">merge.tool &lt;value&gt; - to solve merge conflicts</text:span></text:p>
      <text:p text:style-name="P1"><text:span text:style-name="T9">credential.helper cache | store<text:s/></text:span><text:span text:style-name="T10">–-file &lt;path to file&gt; | manager(for windows, has gui)</text:span></text:p>
      <text:p text:style-name="P1"><text:span text:style-name="T11">use credential.github.com.useHttpPath true to recognize path1 and path2 </text:span></text:p>
      <text:p text:style-name="P1"><text:span text:style-name="T11">github.com/path1.git<text:s text:c="2"/>github.com/path2.git</text:span></text:p>
      <text:p text:style-name="P1"><text:span text:style-name="T11">git remote set-url origin<text:s/></text:span><text:a xlink:href="https://&lt;USERNAME&gt;:&lt;PASSWORD&gt;@github.com/path.git"><text:span text:style-name="T12">https://&lt;USERNAME&gt;:&lt;PASSWORD&gt;@github.com/path.git</text:span></text:a><text:span text:style-name="T13"><text:s/></text:span></text:p>
      <text:p text:style-name="P1"><text:span text:style-name="T13">or clone using<text:s/></text:span><text:a xlink:href="https://&lt;USERNAME&gt;:&lt;PASSWORD&gt;@github.com/path.git"><text:span text:style-name="T14">https://&lt;USERNAME&gt;:&lt;PASSWORD&gt;@github.com/path.git</text:span></text:a><text:span text:style-name="T15"/></text:p>
      <text:p text:style-name="P1"><text:span text:style-name="T15">git credential-store get | store | erase and than fill values/filters</text:span></text:p>
      <text:p text:style-name="P1"><text:span text:style-name="T15">protocol=https</text:span></text:p>
      <text:p text:style-name="P1"><text:span text:style-name="T15">host=myhost</text:span></text:p>
      <text:p text:style-name="P1"><text:span text:style-name="T15">username=bob</text:span></text:p>
      <text:p text:style-name="P1"><text:span text:style-name="T15">password=1111</text:span></text:p>
      <text:p text:style-name="P1"><text:span text:style-name="T16"/></text:p>
      <text:p text:style-name="P1"><text:span text:style-name="T17">Remote</text:span></text:p>
      <text:p text:style-name="P1"><text:span text:style-name="T18">Show remote: git remote -v(to show URLs)</text:span></text:p>
      <text:p text:style-name="P1"><text:span text:style-name="T18">Add remote: git remote add &lt;name of remote&gt; &lt;URI&gt;</text:span></text:p>
      <text:p text:style-name="P1"><text:span text:style-name="T19"/></text:p>
      <text:p text:style-name="P1"><text:span text:style-name="T20">With branch</text:span></text:p>
      <text:p text:style-name="P1"><text:span text:style-name="T21">List local branches: git branch</text:span></text:p>
      <text:p text:style-name="P1"><text:span text:style-name="T21">List remote branches: git branch -r</text:span></text:p>
      <text:p text:style-name="P1"><text:span text:style-name="T21">List all branches: git branch -a</text:span></text:p>
      <text:p text:style-name="P1"><text:span text:style-name="T21">Create branch: git branch &lt;name of new branche&gt; </text:span></text:p>
      <text:p text:style-name="P1"><text:span text:style-name="T22"><text:tab/></text:span><text:span text:style-name="T23">options</text:span><text:span text:style-name="T24"><text:s/></text:span></text:p>
      <text:p text:style-name="P1"><text:span text:style-name="T25"><text:tab/>--remotes<text:s/></text:span><text:span text:style-name="T26">–</text:span><text:span text:style-name="T27"><text:s/>use to apply action to remote branche</text:span></text:p>
      <text:p text:style-name="P1"><text:span text:style-name="T27"><text:tab/>--list<text:s/></text:span><text:span text:style-name="T28">–</text:span><text:span text:style-name="T29"><text:s/>list branches</text:span></text:p>
      <text:p text:style-name="P1"><text:span text:style-name="T29"><text:tab/>-m &lt;old name&gt;<text:s text:c="2"/>&lt;new name&gt; -<text:s/></text:span><text:span text:style-name="T30">rename</text:span></text:p>
      <text:p text:style-name="P1"><text:span text:style-name="T31"><text:tab/>-d &lt;branch name&gt; -<text:s/></text:span><text:span text:style-name="T32">delete</text:span></text:p>
      <text:p text:style-name="P1"><text:span text:style-name="T33">Log about commits: git log &lt;branche name&gt;</text:span></text:p>
      <text:p text:style-name="P1"><text:span text:style-name="T33">Show upstream branch: git branch status</text:span></text:p>
      <text:p text:style-name="P1"><text:span text:style-name="T33">Set upstream branch: git branch -u &lt;remote&gt;/&lt;branch&gt;</text:span></text:p>
      <text:p text:style-name="P1"><text:span text:style-name="T33">To have<text:s/></text:span><text:span text:style-name="T34">local</text:span><text:span text:style-name="T35"><text:s/></text:span><text:span text:style-name="T36">tracking</text:span><text:span text:style-name="T37"><text:s/>branch</text:span><text:span text:style-name="T38">:<text:s/></text:span><text:span text:style-name="T39">git checkout -b &lt;branch&gt; &lt;remote&gt;/&lt;branch&gt;</text:span></text:p>
      <text:p text:style-name="P1"><text:span text:style-name="T40"><text:tab/>or</text:span></text:p>
      <text:p text:style-name="P1"><text:span text:style-name="T41"><text:tab/>git checkout --track &lt;remote&gt;/&lt;branch&gt;</text:span></text:p>
      <text:p text:style-name="P1"><text:span text:style-name="T42"/></text:p>
      <text:p text:style-name="P1"><text:span text:style-name="T43">Index</text:span></text:p>
      <text:p text:style-name="P1"><text:span text:style-name="T44">Add files: git add .(all files) | &lt;file&gt; &lt;file&gt; ..</text:span></text:p>
      <text:p text:style-name="P1"><text:span text:style-name="T44"><text:tab/>--refresh<text:s/></text:span><text:span text:style-name="T45">–</text:span><text:span text:style-name="T46"><text:s/>if modified after adding to index</text:span></text:p>
      <text:p text:style-name="P1"><text:span text:style-name="T46"><text:tab/>--force | -f</text:span></text:p>
      <text:p text:style-name="P1"><text:span text:style-name="T46">Remove: git rm<text:s/></text:span><text:span text:style-name="T47">–</text:span><text:span text:style-name="T48">cached(only from index) -r (recursive<text:s/></text:span><text:span text:style-name="T49">– all files)</text:span></text:p>
      <text:p text:style-name="P1"><text:span text:style-name="T50">See files in index: git status</text:span></text:p>
      <text:p text:style-name="P1"><text:span text:style-name="T51"/></text:p>
      <text:p text:style-name="P1"><text:span text:style-name="T52">Commit</text:span></text:p>
      <text:p text:style-name="P1"><text:span text:style-name="T53">git commit -m (to add message) “&lt;message&gt;”</text:span></text:p>
      <text:p text:style-name="P1"><text:span text:style-name="T54"/></text:p>
      <text:p text:style-name="P1"><text:span text:style-name="T54"/></text:p>
      <text:p text:style-name="P1"><text:span text:style-name="T55">Push</text:span></text:p>
      <text:p text:style-name="P1"><text:span text:style-name="T56">git push &lt;remote&gt; &lt;branch&gt;</text:span></text:p>
      <text:p text:style-name="P1"><text:span text:style-name="T57"/></text:p>
      <text:p text:style-name="P1"><text:span text:style-name="T58">git mergetool --tool=kdiff3</text:span></text:p>
      <text:p text:style-name="P1"><text:span text:style-name="T58">git merge<text:s/></text:span><text:span text:style-name="T59">–-abort</text:span></text:p>
      <text:p text:style-name="P1"><text:span text:style-name="T60">git status<text:s/></text:span><text:span text:style-name="T61">– show which files were changed</text:span></text:p>
      <text:p text:style-name="P1"><text:span text:style-name="T62"/></text:p>
      <text:p text:style-name="P1"><text:span text:style-name="T63">Revert changes</text:span></text:p>
      <text:p text:style-name="P1"><text:span text:style-name="T64">git checkout HEAD~2<text:s/></text:span><text:span text:style-name="T65">– moves head on 2 commits before. Detached head state??</text:span></text:p>
      <text:p text:style-name="P1"><text:span text:style-name="T66">git revert HEAD~2<text:s/></text:span><text:span text:style-name="T67">– creates commit with canceled changes in HEAD~2</text:span></text:p>
      <text:p text:style-name="P1"><text:span text:style-name="T68">git reset HEAD~2<text:s/></text:span><text:span text:style-name="T69">– deletes last 2 commits</text:span></text:p>
      <text:p text:style-name="P1"><text:span text:style-name="T70">git reset --hard | --mixed (default) | --soft &lt;commit id&gt;</text:span></text:p>
      <text:p text:style-name="P1"><text:span text:style-name="T70">--soft<text:s/></text:span><text:span text:style-name="T71">–</text:span><text:span text:style-name="T72"><text:s/>only commit history</text:span></text:p>
      <text:p text:style-name="P1"><text:span text:style-name="T72">--mixed<text:s/></text:span><text:span text:style-name="T73">–</text:span><text:span text:style-name="T74"><text:s/>commit and staged(index)</text:span></text:p>
      <text:p text:style-name="P1"><text:span text:style-name="T75">– hard – commit, staged, working dirrectory</text:span></text:p>
      <text:p text:style-name="P1"><text:span text:style-name="T75"/></text:p>
      <text:p text:style-name="P1"><text:span text:style-name="T76">File .gitignore</text:span><text:span text:style-name="T77"/></text:p>
      <text:p text:style-name="P1"><text:span text:style-name="T78">Should be in root dir</text:span></text:p>
      <text:p text:style-name="P1"><text:span text:style-name="T78">Path pattern</text:span></text:p>
      <text:p text:style-name="P1"><text:span text:style-name="T78"># - line is a comment</text:span></text:p>
      <text:p text:style-name="P1"><text:span text:style-name="T78">/ - path separator</text:span></text:p>
      <text:p text:style-name="P1"><text:span text:style-name="T78"><text:tab/>if / at the beggining or in the middle -&gt; path is relative to folder containing <text:tab/>this .gitignore</text:span></text:p>
      <text:p text:style-name="P1"><text:span text:style-name="T78"><text:tab/>if / at the end -&gt; path is ONLY dirrectory(in prev. case may be a file)</text:span></text:p>
      <text:p text:style-name="P1"><text:span text:style-name="T78">* - anything(zero or many characters), except /</text:span></text:p>
      <text:p text:style-name="P1"><text:span text:style-name="T78">** - see below</text:span></text:p>
      <text:p text:style-name="P1"><text:span text:style-name="T78"><text:tab/>if **/ at the beginnig -&gt; match in all subdirrectories</text:span></text:p>
      <text:p text:style-name="P1"><text:span text:style-name="T78"><text:tab/>if /** at the end -&gt; anything inside</text:span></text:p>
      <text:p text:style-name="P1"><text:span text:style-name="T78"><text:tab/>if /**/ in the middle -&gt; any dirs between</text:span></text:p>
      <text:p text:style-name="P1"><text:span text:style-name="T78">? - any symbol(one)</text:span></text:p>
      <text:p text:style-name="P1"><text:span text:style-name="T78">[0-9a-zA-Z] - ranges of symbols. One or more characters???</text:span></text:p>
      <text:p text:style-name="P1"><text:span text:style-name="T78"/></text:p>
      <text:p text:style-name="P1"><text:span text:style-name="T78">Place \ if special symbol(over) should be understood as usual symbol(even trailing whitespace)</text:span></text:p>
      <text:p text:style-name="P1"><text:span text:style-name="T79"/></text:p>
      <text:p text:style-name="P1"><text:span text:style-name="T79">Endline character</text:span></text:p>
      <text:p text:style-name="P1"><text:span text:style-name="T80">Configurations(git config):</text:span></text:p>
      <text:p text:style-name="P1"><text:span text:style-name="T80">core.autocrlf</text:span></text:p>
      <text:p text:style-name="P1"><text:span text:style-name="T80"><text:tab/>true - auto LF -&gt; CRLF when checkout and commit. Ignores core.eol(below)</text:span></text:p>
      <text:p text:style-name="P1"><text:span text:style-name="T80"><text:tab/>input - auto LF-CRLF when commit. Checkout as it is. Ignores core.eol(below)</text:span></text:p>
      <text:p text:style-name="P1"><text:span text:style-name="T80"><text:tab/>false - disable functionality</text:span></text:p>
      <text:p text:style-name="P1"><text:span text:style-name="T80">core.eol(lf, crlf, native) - what endline to use in working dir for files marked as <text:tab/>"text"(see .gitattributes). Default - native.</text:span></text:p>
      <text:p text:style-name="P1"><text:span text:style-name="T80"/></text:p>
      <text:p text:style-name="P1"><text:span text:style-name="T81">File .gitattributes</text:span><text:span text:style-name="T82"/></text:p>
      <text:p text:style-name="P1"><text:span text:style-name="T82">Each line &lt;path pattern&gt; &lt;attributes&gt;</text:span></text:p>
      <text:p text:style-name="P1"><text:span text:style-name="T82">Path pattern ??</text:span></text:p>
      <text:p text:style-name="P1"><text:span text:style-name="T83">Attributes</text:span><text:span text:style-name="T84"/></text:p>
      <text:p text:style-name="P1"><text:span text:style-name="T84">-attibute_name means "exclude attribute"</text:span></text:p>
      <text:p text:style-name="P1"><text:span text:style-name="T84">text - assume, as text file. See core.eol above. text=auto - git will deside it self if file <text:tab/>is textual</text:span></text:p>
      <text:p text:style-name="P1"><text:span text:style-name="T84">eol - values crlf, lf. Replaces end of line symbol.</text:span></text:p>
      <text:p text:style-name="P1"><text:span text:style-name="T84"><text:tab/></text:span><text:span text:style-name="T85">Does not check content(effectively setts "text" attribute). If file contained <text:tab/>other eol - will be assumed dirty.</text:span><text:span text:style-name="T86"/></text:p>
      <text:p text:style-name="P1"><text:span text:style-name="T86"/></text:p>
      <text:p text:style-name="P1"><text:span text:style-name="T86"><text:tab/></text:span><text:span text:style-name="T87"/></text:p>
      <text:p text:style-name="P1"><text:span text:style-name="T88"/></text:p>
      <text:p text:style-name="P1"><text:span text:style-name="T89">The git commit command adds changes to a permanent snapshot that lives in the<text:s/></text:span><text:span text:style-name="T90">Commit History</text:span><text:span text:style-name="T91">. This snapshot also includes the state of the Staging Index at the time of commit.</text:span></text:p>
      <text:p text:style-name="P1"><text:span text:style-name="T92">Staging Index</text:span><text:span text:style-name="T93"><text:s/>- promoted with git add, to be stored in the next commit.</text:span></text:p>
      <text:p text:style-name="P1"><text:span text:style-name="T94">The Working Directory</text:span><text:span text:style-name="T95">. This tree is in sync with the local filesyste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